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2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81mm"/>
    </style:style>
    <style:style style:name="ro1" style:family="table-row">
      <style:table-row-properties style:row-height="5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</style:style>
    <style:style style:name="ce2" style:family="table-cell" style:parent-style-name="Default" style:data-style-name="N11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99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9" style:family="table-cell" style:parent-style-name="Default" style:data-style-name="N4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10" style:family="table-cell" style:parent-style-name="Default" style:data-style-name="N110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11" style:family="table-cell" style:parent-style-name="Default" style:data-style-name="N110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12" style:family="table-cell" style:parent-style-name="Default" style:data-style-name="N3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13" style:family="table-cell" style:parent-style-name="Default" style:data-style-name="N3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14" style:family="table-cell" style:parent-style-name="Default" style:data-style-name="N61">
      <style:table-cell-properties fo:border-bottom="0.99pt solid #000000" style:text-align-source="fix" style:repeat-content="false" fo:border-left="0.99pt solid #000000" fo:border-right="0.99pt solid #000000" fo:border-top="0.51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99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99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3"/>
    <style:style style:name="ce22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text-position="-33% 58%"/>
    </style:style>
    <style:style style:name="T3" style:family="text">
      <style:text-properties style:font-name="Liberation Sans"/>
    </style:style>
    <style:style style:name="T4" style:family="text">
      <style:text-properties style:text-position="0% 100%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51.17mm" svg:height="87.12mm" svg:x="8.37mm" svg:y="66.93mm">
            <loext:p draw:notify-on-update-of-ranges="Лист1.C5:Лист1.C12 Лист1.C5:Лист1.C5 Лист1.H5:Лист1.H12 Лист1.F14:Лист1.F14 Лист1.E14:Лист1.E14 Лист1.H13:Лист1.H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8"/>
        <table:table-column table:style-name="co2" table:default-cell-style-name="ce10"/>
        <table:table-column table:style-name="co2" table:number-columns-repeated="2" table:default-cell-style-name="ce12"/>
        <table:table-column table:style-name="co2" table:default-cell-style-name="ce4"/>
        <table:table-column table:style-name="co3" table:default-cell-style-name="ce15"/>
        <table:table-column table:style-name="co2" table:default-cell-style-name="ce18"/>
        <table:table-column table:style-name="co2" table:default-cell-style-name="ce21"/>
        <table:table-column table:style-name="co2" table:default-cell-style-name="ce22"/>
        <table:table-column table:style-name="co2" table:default-cell-style-name="Default"/>
        <table:table-row table:style-name="ro1">
          <table:table-cell table:style-name="ce1" office:value-type="string" calcext:value-type="string">
            <text:p>C, г/моль</text:p>
          </table:table-cell>
          <table:table-cell table:style-name="ce7" office:value-type="string" calcext:value-type="string">
            <text:p>E, л/моль<text:span text:style-name="T1">∙</text:span>см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V, мл</text:p>
          </table:table-cell>
          <table:table-cell table:style-name="ce7" office:value-type="string" calcext:value-type="string">
            <text:p>M<text:span text:style-name="T2">r</text:span>, г/моль</text:p>
          </table:table-cell>
          <table:table-cell table:style-name="Default" table:number-columns-repeated="5"/>
          <table:table-cell/>
        </table:table-row>
        <table:table-row table:style-name="ro2">
          <table:table-cell table:style-name="ce2" table:formula="of:=1.15*10^-3" office:value-type="float" office:value="0.00115" calcext:value-type="float">
            <text:p>1,15E-3</text:p>
          </table:table-cell>
          <table:table-cell table:style-name="ce7" table:formula="of:=1.1*10^4" office:value-type="float" office:value="11000" calcext:value-type="float">
            <text:p>11000</text:p>
          </table:table-cell>
          <table:table-cell table:style-name="ce7" table:formula="of:=[.A2]*[.B2]" office:value-type="float" office:value="12.65" calcext:value-type="float">
            <text:p>12,65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160" calcext:value-type="float">
            <text:p>160</text:p>
          </table:table-cell>
          <table:table-cell table:style-name="Default" table:number-columns-repeated="5"/>
          <table:table-cell/>
        </table:table-row>
        <table:table-row table:style-name="ro2">
          <table:table-cell table:style-name="Default" table:number-columns-repeated="10"/>
          <table:table-cell/>
        </table:table-row>
        <table:table-row table:style-name="ro1">
          <table:table-cell table:style-name="ce3" office:value-type="string" calcext:value-type="string">
            <text:p>№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, г/моль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<text:span text:style-name="T3">Δ</text:span>V, мкл</text:p>
          </table:table-cell>
          <table:table-cell table:style-name="ce3" office:value-type="string" calcext:value-type="string">
            <text:p>D<text:span text:style-name="T2">изм</text:span></text:p>
          </table:table-cell>
          <table:table-cell table:style-name="ce1" office:value-type="string" calcext:value-type="string">
            <text:p>D<text:span text:style-name="T2">0</text:span></text:p>
          </table:table-cell>
          <table:table-cell table:style-name="ce17" office:value-type="string" calcext:value-type="string">
            <text:p>D<text:span text:style-name="T2">изм</text:span><text:span text:style-name="T4"> — </text:span>D<text:span text:style-name="T2">0</text:span>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table:formula="of:=[.B5]/[.$B$2]" office:value-type="float" office:value="0.00000454545454545455" calcext:value-type="float">
            <text:p>4,55E-6</text:p>
          </table:table-cell>
          <table:table-cell table:formula="of:=[.$A$2]/[.C5]" office:value-type="float" office:value="253" calcext:value-type="float">
            <text:p>253</text:p>
          </table:table-cell>
          <table:table-cell table:formula="of:=[.$D$2]/[.D5]" office:value-type="float" office:value="7.90513833992095" calcext:value-type="float">
            <text:p>8</text:p>
          </table:table-cell>
          <table:table-cell office:value-type="float" office:value="0.059" calcext:value-type="float">
            <text:p>0,059</text:p>
          </table:table-cell>
          <table:table-cell office:value-type="float" office:value="0.01" calcext:value-type="float">
            <text:p>0,01</text:p>
          </table:table-cell>
          <table:table-cell table:formula="of:=[.F5]-[.G5]" office:value-type="float" office:value="0.049" calcext:value-type="float">
            <text:p>0,049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0</text:p>
          </table:table-cell>
          <table:table-cell table:formula="of:=[.B6]/[.$B$2]" office:value-type="float" office:value="0.00000909090909090909" calcext:value-type="float">
            <text:p>9,09E-6</text:p>
          </table:table-cell>
          <table:table-cell table:formula="of:=[.$A$2]/[.C6]" office:value-type="float" office:value="126.5" calcext:value-type="float">
            <text:p>127</text:p>
          </table:table-cell>
          <table:table-cell table:formula="of:=[.$D$2]/[.D6]" office:value-type="float" office:value="15.8102766798419" calcext:value-type="float">
            <text:p>16</text:p>
          </table:table-cell>
          <table:table-cell office:value-type="float" office:value="0.093" calcext:value-type="float">
            <text:p>0,093</text:p>
          </table:table-cell>
          <table:table-cell office:value-type="float" office:value="0.01" calcext:value-type="float">
            <text:p>0,01</text:p>
          </table:table-cell>
          <table:table-cell table:formula="of:=[.F6]-[.G6]" office:value-type="float" office:value="0.083" calcext:value-type="float">
            <text:p>0,083</text:p>
          </table:table-cell>
          <table:table-cell table:style-name="ce20"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,15</text:p>
          </table:table-cell>
          <table:table-cell table:formula="of:=[.B7]/[.$B$2]" office:value-type="float" office:value="0.0000136363636363636" calcext:value-type="float">
            <text:p>1,36E-5</text:p>
          </table:table-cell>
          <table:table-cell table:formula="of:=[.$A$2]/[.C7]" office:value-type="float" office:value="84.3333333333333" calcext:value-type="float">
            <text:p>84</text:p>
          </table:table-cell>
          <table:table-cell table:formula="of:=[.$D$2]/[.D7]" office:value-type="float" office:value="23.7154150197628" calcext:value-type="float">
            <text:p>24</text:p>
          </table:table-cell>
          <table:table-cell office:value-type="float" office:value="0.13" calcext:value-type="float">
            <text:p>0,13</text:p>
          </table:table-cell>
          <table:table-cell office:value-type="float" office:value="0.01" calcext:value-type="float">
            <text:p>0,01</text:p>
          </table:table-cell>
          <table:table-cell table:formula="of:=[.F7]-[.G7]" office:value-type="float" office:value="0.12" calcext:value-type="float">
            <text:p>0,12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0</text:p>
          </table:table-cell>
          <table:table-cell table:formula="of:=[.B8]/[.$B$2]" office:value-type="float" office:value="0.0000181818181818182" calcext:value-type="float">
            <text:p>1,82E-5</text:p>
          </table:table-cell>
          <table:table-cell table:formula="of:=[.$A$2]/[.C8]" office:value-type="float" office:value="63.25" calcext:value-type="float">
            <text:p>63</text:p>
          </table:table-cell>
          <table:table-cell table:formula="of:=[.$D$2]/[.D8]" office:value-type="float" office:value="31.6205533596838" calcext:value-type="float">
            <text:p>32</text:p>
          </table:table-cell>
          <table:table-cell office:value-type="float" office:value="0.24" calcext:value-type="float">
            <text:p>0,24</text:p>
          </table:table-cell>
          <table:table-cell office:value-type="float" office:value="0.013" calcext:value-type="float">
            <text:p>0,013</text:p>
          </table:table-cell>
          <table:table-cell table:formula="of:=[.F8]-[.G8]" office:value-type="float" office:value="0.227" calcext:value-type="float">
            <text:p>0,227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,40</text:p>
          </table:table-cell>
          <table:table-cell table:formula="of:=[.B9]/[.$B$2]" office:value-type="float" office:value="0.0000363636363636364" calcext:value-type="float">
            <text:p>3,64E-5</text:p>
          </table:table-cell>
          <table:table-cell table:formula="of:=[.$A$2]/[.C9]" office:value-type="float" office:value="31.625" calcext:value-type="float">
            <text:p>32</text:p>
          </table:table-cell>
          <table:table-cell table:formula="of:=[.$D$2]/[.D9]" office:value-type="float" office:value="63.2411067193676" calcext:value-type="float">
            <text:p>63</text:p>
          </table:table-cell>
          <table:table-cell office:value-type="float" office:value="0.35" calcext:value-type="float">
            <text:p>0,35</text:p>
          </table:table-cell>
          <table:table-cell office:value-type="float" office:value="0.012" calcext:value-type="float">
            <text:p>0,012</text:p>
          </table:table-cell>
          <table:table-cell table:formula="of:=[.F9]-[.G9]" office:value-type="float" office:value="0.338" calcext:value-type="float">
            <text:p>0,338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,60</text:p>
          </table:table-cell>
          <table:table-cell table:formula="of:=[.B10]/[.$B$2]" office:value-type="float" office:value="0.0000545454545454546" calcext:value-type="float">
            <text:p>5,45E-5</text:p>
          </table:table-cell>
          <table:table-cell table:formula="of:=[.$A$2]/[.C10]" office:value-type="float" office:value="21.0833333333333" calcext:value-type="float">
            <text:p>21</text:p>
          </table:table-cell>
          <table:table-cell table:formula="of:=[.$D$2]/[.D10]" office:value-type="float" office:value="94.8616600790514" calcext:value-type="float">
            <text:p>95</text:p>
          </table:table-cell>
          <table:table-cell office:value-type="float" office:value="0.58" calcext:value-type="float">
            <text:p>0,58</text:p>
          </table:table-cell>
          <table:table-cell office:value-type="float" office:value="0.013" calcext:value-type="float">
            <text:p>0,013</text:p>
          </table:table-cell>
          <table:table-cell table:formula="of:=[.F10]-[.G10]" office:value-type="float" office:value="0.567" calcext:value-type="float">
            <text:p>0,567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0</text:p>
          </table:table-cell>
          <table:table-cell table:formula="of:=[.B11]/[.$B$2]" office:value-type="float" office:value="0.0000727272727272727" calcext:value-type="float">
            <text:p>7,27E-5</text:p>
          </table:table-cell>
          <table:table-cell table:formula="of:=[.$A$2]/[.C11]" office:value-type="float" office:value="15.8125" calcext:value-type="float">
            <text:p>16</text:p>
          </table:table-cell>
          <table:table-cell table:formula="of:=[.$D$2]/[.D11]" office:value-type="float" office:value="126.482213438735" calcext:value-type="float">
            <text:p>126</text:p>
          </table:table-cell>
          <table:table-cell office:value-type="float" office:value="0.84" calcext:value-type="float">
            <text:p>0,84</text:p>
          </table:table-cell>
          <table:table-cell office:value-type="float" office:value="0.016" calcext:value-type="float">
            <text:p>0,016</text:p>
          </table:table-cell>
          <table:table-cell table:formula="of:=[.F11]-[.G11]" office:value-type="float" office:value="0.824" calcext:value-type="float">
            <text:p>0,824</text:p>
          </table:table-cell>
          <table:table-cell table:number-columns-repeated="3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9" office:value-type="float" office:value="1" calcext:value-type="float">
            <text:p>1,00</text:p>
          </table:table-cell>
          <table:table-cell table:style-name="ce11" table:formula="of:=[.B12]/[.$B$2]" office:value-type="float" office:value="0.0000909090909090909" calcext:value-type="float">
            <text:p>9,09E-5</text:p>
          </table:table-cell>
          <table:table-cell table:style-name="ce13" table:formula="of:=[.$A$2]/[.C12]" office:value-type="float" office:value="12.65" calcext:value-type="float">
            <text:p>13</text:p>
          </table:table-cell>
          <table:table-cell table:formula="of:=[.$D$2]/[.D12]" office:value-type="float" office:value="158.102766798419" calcext:value-type="float">
            <text:p>158</text:p>
          </table:table-cell>
          <table:table-cell office:value-type="float" office:value="1.08" calcext:value-type="float">
            <text:p>1,08</text:p>
          </table:table-cell>
          <table:table-cell office:value-type="float" office:value="0.009" calcext:value-type="float">
            <text:p>0,009</text:p>
          </table:table-cell>
          <table:table-cell table:formula="of:=[.F12]-[.G12]" office:value-type="float" office:value="1.071" calcext:value-type="float">
            <text:p>1,071</text:p>
          </table:table-cell>
          <table:table-cell table:number-columns-repeated="3"/>
        </table:table-row>
        <table:table-row table:style-name="ro2">
          <table:table-cell table:style-name="ce6" table:number-columns-repeated="4"/>
          <table:table-cell table:style-name="ce3" office:value-type="string" calcext:value-type="string">
            <text:p>Dх</text:p>
          </table:table-cell>
          <table:table-cell table:style-name="ce3" office:value-type="float" office:value="0.21" calcext:value-type="float">
            <text:p>0,21</text:p>
          </table:table-cell>
          <table:table-cell table:style-name="ce1" office:value-type="float" office:value="0.01" calcext:value-type="float">
            <text:p>0,01</text:p>
          </table:table-cell>
          <table:table-cell table:style-name="ce17" table:formula="of:=[.F13]-[.G13]" office:value-type="float" office:value="0.2" calcext:value-type="float">
            <text:p>0,2</text:p>
          </table:table-cell>
          <table:table-cell table:number-columns-repeated="3"/>
        </table:table-row>
        <table:table-row table:style-name="ro2">
          <table:table-cell table:style-name="ce6" table:number-columns-repeated="4"/>
          <table:table-cell table:style-name="ce5" office:value-type="string" calcext:value-type="string">
            <text:p>Сх</text:p>
          </table:table-cell>
          <table:table-cell table:style-name="ce14" table:formula="of:=FORECAST([.H13];[.C5:.C12];[.H5:.H12])" office:value-type="float" office:value="0.000019685259565471" calcext:value-type="float" table:number-columns-spanned="3" table:number-rows-spanned="1">
            <text:p>1,97E-05</text:p>
          </table:table-cell>
          <table:covered-table-cell table:style-name="ce16"/>
          <table:covered-table-cell table:style-name="ce1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number:number-style style:name="N110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5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16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17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18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19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20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21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2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3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4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6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7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8">
      <number:scientific-number number:decimal-places="0" loext:min-decimal-places="0" number:min-integer-digits="1" number:min-exponent-digits="2" loext:exponent-interval="1" loext:forced-exponent-sign="true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.00.0000</text:date>, <text:time style:data-style-name="N2" text:time-value="09:17:53.914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0:45:32.332000000</meta:creation-date>
    <dc:date>2016-12-16T09:24:33.584000000</dc:date>
    <meta:editing-duration>P1DT6H29M31S</meta:editing-duration>
    <meta:editing-cycles>20</meta:editing-cycles>
    <meta:generator>LibreOffice/5.2.0.4$Windows_x86 LibreOffice_project/066b007f5ebcc236395c7d282ba488bca6720265</meta:generator>
    <meta:document-statistic meta:table-count="1" meta:cell-count="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cm" svg:stroke-color="#004586"/>
    </style:style>
    <style:style style:name="ch10" style:family="chart" style:data-style-name="N0">
      <style:chart-properties chart:symbol-type="named-symbol" chart:symbol-name="diamond" chart:symbol-width="0.4cm" chart:symbol-height="0.4cm" chart:link-data-style-to-source="true"/>
      <style:graphic-properties draw:stroke="none" svg:stroke-width="0.08cm" svg:stroke-color="#ff3333" draw:fill-color="#ff3333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118cm" svg:height="8.713cm" xlink:href=".." xlink:type="simple" chart:class="chart:scatter" chart:style-name="ch1">
        <chart:title svg:x="5.094cm" svg:y="0.31cm" chart:style-name="ch2">
          <text:p>Калибровочный график</text:p>
        </chart:title>
        <chart:plot-area chart:style-name="ch3" table:cell-range-address="Лист1.C5:Лист1.C12 Лист1.H5:Лист1.H13 Лист1.E14:Лист1.E14" chart:data-source-has-labels="row" svg:x="0.65cm" svg:y="1.263cm" svg:width="14.164cm" svg:height="7.275cm">
          <chartooo:coordinate-region svg:x="1.391cm" svg:y="1.463cm" svg:width="12.733cm" svg:height="6.428cm"/>
          <chart:axis chart:dimension="x" chart:name="primary-x" chart:style-name="ch4">
            <chart:title svg:x="12.553cm" svg:y="7.329cm" chart:style-name="ch5">
              <text:p>C, моль/л</text:p>
            </chart:title>
            <chart:grid chart:style-name="ch6" chart:class="major"/>
          </chart:axis>
          <chart:axis chart:dimension="y" chart:name="primary-y" chart:style-name="ch7">
            <chart:title svg:x="1.427cm" svg:y="0.902cm" chart:style-name="ch5">
              <text:p>D</text:p>
            </chart:title>
            <chart:grid chart:style-name="ch6" chart:class="major"/>
          </chart:axis>
          <chart:series chart:style-name="ch8" chart:values-cell-range-address="Лист1.H5:Лист1.H12" chart:label-cell-address="Лист1.C5:Лист1.C5" chart:class="chart:scatter">
            <chart:domain table:cell-range-address="Лист1.C5:Лист1.C12"/>
            <chart:regression-curve chart:style-name="ch9"/>
            <chart:data-point chart:repeated="8"/>
          </chart:series>
          <chart:series chart:style-name="ch10" chart:values-cell-range-address="Лист1.H13:Лист1.H13" chart:label-cell-address="Лист1.E14:Лист1.E14" chart:class="chart:scatter">
            <chart:domain table:cell-range-address="Лист1.F14:Лист1.F14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4,55E-6</text:p>
                <draw:g>
                  <svg:desc>Лист1.C5:Лист1.C5</svg:desc>
                </draw:g>
              </table:table-cell>
              <table:table-cell office:value-type="string">
                <text:p/>
              </table:table-cell>
              <table:table-cell office:value-type="string">
                <text:p>Сх</text:p>
                <draw:g>
                  <svg:desc>Лист1.E14:Лист1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454545454545455">
                <text:p>0.00000454545454545455</text:p>
                <draw:g>
                  <svg:desc>Лист1.C5:Лист1.C12</svg:desc>
                </draw:g>
              </table:table-cell>
              <table:table-cell office:value-type="float" office:value="0.049">
                <text:p>0.049</text:p>
                <draw:g>
                  <svg:desc>Лист1.H5:Лист1.H12</svg:desc>
                </draw:g>
              </table:table-cell>
              <table:table-cell office:value-type="float" office:value="0.000019685259565471">
                <text:p>0.000019685259565471</text:p>
                <draw:g>
                  <svg:desc>Лист1.F14:Лист1.F14</svg:desc>
                </draw:g>
              </table:table-cell>
              <table:table-cell office:value-type="float" office:value="0.2">
                <text:p>0.2</text:p>
                <draw:g>
                  <svg:desc>Лист1.H13:Лист1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909090909090909">
                <text:p>0.00000909090909090909</text:p>
              </table:table-cell>
              <table:table-cell office:value-type="float" office:value="0.083">
                <text:p>0.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36363636363636">
                <text:p>0.0000136363636363636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181818181818182">
                <text:p>0.0000181818181818182</text:p>
              </table:table-cell>
              <table:table-cell office:value-type="float" office:value="0.227">
                <text:p>0.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363636363636364">
                <text:p>0.0000363636363636364</text:p>
              </table:table-cell>
              <table:table-cell office:value-type="float" office:value="0.338">
                <text:p>0.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545454545454546">
                <text:p>0.0000545454545454546</text:p>
              </table:table-cell>
              <table:table-cell office:value-type="float" office:value="0.567">
                <text:p>0.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727272727272727">
                <text:p>0.0000727272727272727</text:p>
              </table:table-cell>
              <table:table-cell office:value-type="float" office:value="0.824">
                <text:p>0.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909090909090909">
                <text:p>0.0000909090909090909</text:p>
              </table:table-cell>
              <table:table-cell office:value-type="float" office:value="1.071">
                <text:p>1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